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language="ru" fo:country="RU" fo:font-weight="normal" officeooo:rsid="001c35f6" officeooo:paragraph-rsid="001c35f6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5.226cm"/>
        </style:tab-stops>
      </style:paragraph-properties>
      <style:text-properties fo:font-size="10pt" fo:language="ru" fo:country="RU" fo:font-weight="normal" officeooo:rsid="001c35f6" officeooo:paragraph-rsid="001c35f6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24pt" fo:language="ru" fo:country="RU" fo:font-weight="bold" officeooo:rsid="001c35f6" officeooo:paragraph-rsid="001c35f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c35f6" officeooo:paragraph-rsid="001c35f6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c35f6" officeooo:paragraph-rsid="001d446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f4314" officeooo:paragraph-rsid="001f4314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e8fcb" officeooo:paragraph-rsid="001e8f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e8fcb" officeooo:paragraph-rsid="001e8fc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ru" fo:country="RU" fo:font-weight="normal" officeooo:rsid="002083f6" officeooo:paragraph-rsid="002083f6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c35f6" officeooo:paragraph-rsid="001d4464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language="ru" fo:country="RU" fo:font-weight="normal" officeooo:rsid="001c35f6" officeooo:paragraph-rsid="001d446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04799"/>
    </style:style>
    <style:style style:name="T1" style:family="text">
      <style:text-properties fo:language="en" fo:country="US" officeooo:rsid="00204799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1d4464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f4314" style:font-size-asian="24pt" style:font-weight-asian="bold" style:font-size-complex="24pt" style:font-weight-complex="bold"/>
    </style:style>
    <style:style style:name="T5" style:family="text">
      <style:text-properties officeooo:rsid="001d4464"/>
    </style:style>
    <style:style style:name="T6" style:family="text">
      <style:text-properties officeooo:rsid="00204799"/>
    </style:style>
    <style:style style:name="T7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8" style:family="text">
      <style:text-properties style:use-window-font-color="true" style:text-outline="false" style:text-line-through-style="none" style:text-line-through-type="none" style:font-name="Liberation Serif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erif" fo:font-size="13pt" fo:font-style="normal" fo:text-shadow="none" style:text-underline-style="none" fo:font-weight="normal" officeooo:rsid="00204799" style:letter-kerning="true" style:font-size-asian="13pt" style:font-style-asian="normal" style:font-weight-asian="normal" style:font-size-complex="13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officeooo:rsid="00204799" style:letter-kerning="true" style:font-size-asian="13pt" style:font-style-asian="normal" style:font-weight-asian="normal" style:font-size-complex="13pt" style:text-emphasize="none"/>
    </style:style>
    <style:style style:name="T11" style:family="text"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officeooo:rsid="00204799" style:letter-kerning="true" style:font-size-asian="13pt" style:font-style-asian="normal" style:font-weight-asian="normal" style:font-size-complex="13pt" style:text-emphasize="none"/>
    </style:style>
    <style:style style:name="T12" style:family="text">
      <style:text-properties fo:font-size="13pt" fo:language="ru" fo:country="RU" fo:font-weight="normal" officeooo:rsid="00204799" style:font-size-asian="11.3500003814697pt" style:font-weight-asian="normal" style:font-size-complex="13pt" style:font-weight-complex="normal"/>
    </style:style>
    <style:style style:name="T13" style:family="text">
      <style:text-properties fo:font-size="13pt" fo:language="en" fo:country="US" fo:font-weight="normal" officeooo:rsid="00204799" style:font-size-asian="11.3500003814697pt" style:font-weight-asian="normal" style:font-size-complex="13pt" style:font-weight-complex="normal"/>
    </style:style>
    <style:style style:name="T14" style:family="text">
      <style:text-properties officeooo:rsid="002083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">Введение:</text:p>
      <text:p text:style-name="P4">На данный момент <text:span text:style-name="T6">мы переживаем тяжелую для всех нас пандемию коронавируса, и заняться людям нечем. Каждое утро я встаю с вопросом : «Что я буду делать?!». Я <text:s/>уверен, что я не один такой во всей России и поэтому решил создать свой сайт - «</text:span><text:span text:style-name="T1">KARANTINA</text:span><text:span text:style-name="T6">».</text:span></text:p>
      <text:p text:style-name="P1"/>
      <text:p text:style-name="P1"/>
      <text:p text:style-name="P1"/>
      <text:p text:style-name="P2"><text:span text:style-name="T2">Идея</text:span><text:span text:style-name="T3">:</text:span></text:p>
      <text:p text:style-name="P11"><text:span text:style-name="T7">Простой сайт, на котором каждый может найти себе занятие во время карантина.</text:span></text:p>
      <text:p text:style-name="P5"/>
      <text:p text:style-name="P5"/>
      <text:p text:style-name="P5"/>
      <text:p text:style-name="P5"><text:span text:style-name="T5"><text:s/></text:span><text:span text:style-name="T3">Реализация:</text:span></text:p>
      <text:p text:style-name="P12"><text:span text:style-name="T12">В своем проекте я использовал </text:span><text:span text:style-name="T13">Flask </text:span><text:span text:style-name="T12">и прилегающие к нему библиотеки </text:span><text:span text:style-name="T8">flask_wtf, flask_login.</text:span></text:p>
      <text:p text:style-name="P12"><text:span text:style-name="T10">Чтобы работать с базой данных я использовал </text:span><text:span text:style-name="T8">sqlalchemy </text:span><text:span text:style-name="T10">и</text:span><text:span text:style-name="T8"> sqlalchemy_serializer.</text:span></text:p>
      <text:p text:style-name="P12"><text:span text:style-name="T9">Также я использовал </text:span><text:span text:style-name="T11">wtforms </text:span><text:span text:style-name="T10">для импорта форм в мой сайт.</text:span></text:p>
      <text:p text:style-name="P12"><text:span text:style-name="T10">Добавил элементы </text:span><text:span text:style-name="T11">Bootstrap, </text:span><text:span text:style-name="T10">чтобы украсить свой сайт.</text:span></text:p>
      <text:p text:style-name="P7"/>
      <text:p text:style-name="P9">Мой сайт состоит из различных новостей, в которых пользователи делятся интересными развлечениями по разным категориям (кино, музыка, игры). <text:s/>Также можно просмотреть новости по определённым категориям. На сайте можно перейти по ссылкам и узнать новости в мире или посмотреть бесплатно фильм.</text:p>
      <text:p text:style-name="P7"/>
      <text:p text:style-name="P5"><text:span text:style-name="T4">Перспективы</text:span><text:span text:style-name="T3">:</text:span></text:p>
      <text:p text:style-name="P6">Проект можно модифицировать и сделать из него <text:span text:style-name="T14">действительно актуальный сайт. Можно добавить больше интерактива, различных категорий, общение пользователей, красочное оформление сай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38:37.555000000</meta:creation-date>
    <dc:date>2020-05-09T20:45:00.730000000</dc:date>
    <meta:editing-duration>PT34M11S</meta:editing-duration>
    <meta:editing-cycles>3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12" meta:word-count="161" meta:character-count="1115" meta:non-whitespace-character-count="963"/>
  </office:meta>
</office:document-meta>
</file>